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Frame_20_contents">
      <style:paragraph-properties fo:text-align="center" style:justify-single-word="false"/>
      <style:text-properties fo:color="#0000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2pt" fo:language="kk" fo:country="KZ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kk" fo:country="KZ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24pt" fo:language="kk" fo:country="KZ" style:font-size-asian="24pt" style:font-name-complex="Times New Roman1" style:font-size-complex="24pt"/>
    </style:style>
    <style:style style:name="P7" style:family="paragraph" style:parent-style-name="Standard">
      <style:paragraph-properties>
        <style:tab-stops>
          <style:tab-stop style:position="0.7827in"/>
        </style:tab-stops>
      </style:paragraph-properties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style:font-name="Times New Roman" fo:font-size="14pt" fo:language="kk" fo:country="KZ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4pt" fo:language="kk" fo:country="KZ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kk" fo:country="KZ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2pt" fo:language="kk" fo:country="KZ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9" style:family="text">
      <style:text-properties style:text-position="sub 58%"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text-position="sub 58%" style:font-name="Times New Roman" fo:font-size="16pt" fo:language="en" fo:country="US" style:font-size-asian="16pt" style:font-name-complex="Times New Roman1" style:font-size-complex="16pt"/>
    </style:style>
    <style:style style:name="T11" style:family="text">
      <style:text-properties style:text-position="sub 58%" style:font-name="Times New Roman" fo:font-size="16pt" style:font-size-asian="16pt" style:font-name-complex="Times New Roman1" style:font-size-complex="16pt"/>
    </style:style>
    <style:style style:name="T12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gr1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8445in" fo:min-width="0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6571in" fo:min-width="0in" fo:padding-top="0.0492in" fo:padding-bottom="0.0492in" fo:padding-left="0.0984in" fo:padding-right="0.0984in" fo:wrap-option="wrap" fo:margin-left="0.0835in" fo:margin-right="0.0626in" fo:margin-top="0in" fo:margin-bottom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4839in" fo:min-width="3.211in" fo:padding-top="0.05in" fo:padding-bottom="0.05in" fo:padding-left="0.1in" fo:padding-right="0.1in" fo:wrap-option="wrap" fo:margin-left="0in" fo:margin-right="0.0272in" fo:margin-top="0in" fo:margin-bottom="0.0209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1772in" fo:min-width="0in" fo:padding-top="0.0492in" fo:padding-bottom="0.0492in" fo:padding-left="0.0984in" fo:padding-right="0.0984in" fo:wrap-option="wrap" fo:margin-left="0.0835in" fo:margin-right="0.0626in" fo:margin-top="0in" fo:margin-bottom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2256in" fo:min-width="0in" fo:padding-top="0.0492in" fo:padding-bottom="0.0492in" fo:padding-left="0.0984in" fo:padding-right="0.0984in" fo:wrap-option="wrap" fo:margin-left="0.0835in" fo:margin-right="0.0626in" fo:margin-top="0in" fo:margin-bottom="0.0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1.8091in" fo:min-width="0in" fo:padding-top="0.0492in" fo:padding-bottom="0.0492in" fo:padding-left="0.0984in" fo:padding-right="0.0984in" fo:wrap-option="wrap" fo:margin-left="0.0417in" fo:margin-right="0.3047in" fo:margin-top="0in" fo:margin-bottom="0.113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639in" fo:min-width="3.3083in" fo:padding-top="0.05in" fo:padding-bottom="0.05in" fo:padding-left="0.1in" fo:padding-right="0.1in" fo:wrap-option="wrap" fo:margin-left="0in" fo:margin-right="0.0138in" fo:margin-top="0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5138in" fo:min-width="1.4854in" fo:padding-top="0.05in" fo:padding-bottom="0.05in" fo:padding-left="0.1in" fo:padding-right="0.1in" fo:wrap-option="wrap" fo:margin-left="0in" fo:margin-right="0.0236in" fo:margin-top="0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422in" fo:min-width="0in" fo:padding-top="0.0492in" fo:padding-bottom="0.0492in" fo:padding-left="0.0984in" fo:padding-right="0.0984in" fo:wrap-option="wrap" fo:margin-left="0.0835in" fo:margin-right="0.0626in" fo:margin-top="0in" fo:margin-bottom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0957in" fo:min-width="0in" fo:padding-top="0.0492in" fo:padding-bottom="0.0492in" fo:padding-left="0.0984in" fo:padding-right="0.0984in" fo:wrap-option="wrap" fo:margin-left="0.0835in" fo:margin-right="0.0626in" fo:margin-top="0in" fo:margin-bottom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1217in" fo:min-width="0in" fo:padding-top="0.0492in" fo:padding-bottom="0.0492in" fo:padding-left="0.0984in" fo:padding-right="0.0984in" fo:wrap-option="wrap" fo:margin-left="0.0835in" fo:margin-right="0.0764in" fo:margin-top="0in" fo:margin-bottom="0.0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1165in" fo:min-width="0in" fo:padding-top="0.0492in" fo:padding-bottom="0.0492in" fo:padding-left="0.0984in" fo:padding-right="0.0984in" fo:wrap-option="wrap" fo:margin-left="0.0835in" fo:margin-right="0.0764in" fo:margin-top="0in" fo:margin-bottom="0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0783in" fo:min-width="0in" fo:padding-top="0.0492in" fo:padding-bottom="0.0492in" fo:padding-left="0.0984in" fo:padding-right="0.0984in" fo:wrap-option="wrap" fo:margin-left="0.0835in" fo:margin-right="0.0764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0.0992in" fo:min-width="0in" fo:padding-top="0.0492in" fo:padding-bottom="0.0492in" fo:padding-left="0.0984in" fo:padding-right="0.0984in" fo:wrap-option="wrap" fo:margin-left="0.0835in" fo:margin-right="0.0764in" fo:margin-top="0in" fo:margin-bottom="0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071in" svg:stroke-color="#000000" draw:marker-end="msArrowEnd_20_5" draw:marker-end-width="0.0827in" draw:marker-end-center="false" draw:stroke-linejoin="miter" svg:stroke-linecap="butt" draw:fill="none" draw:textarea-vertical-align="top" draw:auto-grow-height="false" fo:min-height="1.3437in" fo:min-width="0.0465in" fo:padding-top="0.0492in" fo:padding-bottom="0.0492in" fo:padding-left="0.0984in" fo:padding-right="0.0984in" fo:wrap-option="wrap" fo:margin-left="0.4165in" fo:margin-right="0.0283in" fo:margin-top="0in" fo:margin-bottom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3972in" fo:min-width="0.9638in" fo:padding-top="0.05in" fo:padding-bottom="0.05in" fo:padding-left="0.1in" fo:padding-right="0.1in" fo:wrap-option="wrap" fo:margin-left="0.0209in" fo:margin-right="0.028in" fo:margin-top="0.0209in" fo:margin-bottom="0.0484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4839in" fo:min-width="1.7728in" fo:padding-top="0.05in" fo:padding-bottom="0.05in" fo:padding-left="0.1in" fo:padding-right="0.1in" fo:wrap-option="wrap" fo:margin-left="0in" fo:margin-right="0.028in" fo:margin-top="0in" fo:margin-bottom="0.0209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5256in" fo:min-width="3.178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2307in" fo:min-width="3.1547in" fo:padding-top="0.05in" fo:padding-bottom="0.05in" fo:padding-left="0.1in" fo:padding-right="0.1in" fo:wrap-option="wrap" fo:margin-left="0in" fo:margin-right="0.0209in" fo:margin-top="0in" fo:margin-bottom="0.0244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2445in" fo:min-width="3.1236in" fo:padding-top="0.05in" fo:padding-bottom="0.05in" fo:padding-left="0.1in" fo:padding-right="0.1in" fo:wrap-option="wrap" fo:margin-left="0in" fo:margin-right="0.0311in" fo:margin-top="0in" fo:margin-bottom="0.031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3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222in" fo:min-width="3.0925in" fo:padding-top="0.05in" fo:padding-bottom="0.05in" fo:padding-left="0.1in" fo:padding-right="0.1in" fo:wrap-option="wrap" fo:margin-left="0in" fo:margin-right="0.0209in" fo:margin-top="0in" fo:margin-bottom="0.011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248in" fo:min-width="3.1134in" fo:padding-top="0.05in" fo:padding-bottom="0.05in" fo:padding-left="0.1in" fo:padding-right="0.1in" fo:wrap-option="wrap" fo:margin-left="0in" fo:margin-right="0.0209in" fo:margin-top="0in" fo:margin-bottom="0.028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2134in" fo:min-width="3.061in" fo:padding-top="0.05in" fo:padding-bottom="0.05in" fo:padding-left="0.1in" fo:padding-right="0.1in" fo:wrap-option="wrap" fo:margin-left="0in" fo:margin-right="0.0311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5362in" fo:min-width="1.9362in" fo:padding-top="0.05in" fo:padding-bottom="0.05in" fo:padding-left="0.1in" fo:padding-right="0.1in" fo:wrap-option="wrap" fo:margin-left="0in" fo:margin-right="0.0311in" fo:margin-top="0in" fo:margin-bottom="0.031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7" style:family="graphic" style:parent-style-name="Frame">
      <style:graphic-properties draw:stroke="solid" svg:stroke-width="0.0138in" svg:stroke-color="#000000" draw:stroke-linejoin="miter" svg:stroke-linecap="butt" draw:fill="solid" draw:fill-color="#ffffff" draw:textarea-vertical-align="middle" draw:auto-grow-height="false" fo:min-height="0.4972in" fo:min-width="0.8945in" fo:padding-top="0.05in" fo:padding-bottom="0.05in" fo:padding-left="0.1in" fo:padding-right="0.1in" fo:wrap-option="wrap" fo:margin-left="0.0209in" fo:margin-right="0.0209in" fo:margin-top="0.0209in" fo:margin-bottom="0.0346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Алгоритм прогнозирования</text:span></text:p>
      <text:p text:style-name="P3"><text:span text:style-name="T1">для рационального использования земли </text:span></text:p>
      <text:p text:style-name="P4"><draw:custom-shape text:anchor-type="paragraph" draw:z-index="2" draw:name="Прямоугольник 1" draw:style-name="gr25" draw:text-style-name="P13" svg:width="3.2606in" svg:height="0.313in" svg:x="0.2043in" svg:y="0.1835in"><text:p text:style-name="P2"><text:span text:style-name="T5">Снимок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16" draw:name="Прямая со стрелкой 34" draw:style-name="gr11" draw:text-style-name="P12" svg:width="0.0012in" svg:height="0.1949in" svg:x="1.6866in" svg:y="0.1811in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4" draw:name="Прямоугольник 4" draw:style-name="gr23" draw:text-style-name="P13" svg:width="3.2921in" svg:height="0.3217in" svg:x="0.1937in" svg:y="0.0575in"><text:p text:style-name="P2"><text:span text:style-name="T5">Выделение участка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15" draw:name="Прямая со стрелкой 30" draw:style-name="gr12" draw:text-style-name="P12" svg:width="0.0071in" svg:height="0.2205in" svg:x="1.6937in" svg:y="0.061in"><text:p/><draw:enhanced-geometry draw:mirror-horizontal="false" draw:mirror-vertical="false" svg:viewBox="0 0 21600 21600" draw:type="mso-spt32" draw:enhanced-path="M 0 0 L 21600 21600 N"/></draw:custom-shape><draw:custom-shape text:anchor-type="paragraph" draw:z-index="3" draw:name="Прямоугольник 2" draw:style-name="gr24" draw:text-style-name="P13" svg:width="3.313in" svg:height="0.3476in" svg:x="0.1937in" svg:y="0.2811in"><text:p text:style-name="P2"><text:span text:style-name="T5">Определение поле </text:span><text:span text:style-name="T6">P</text:span><text:span text:style-name="T9">k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14" draw:name="Прямая со стрелкой 27" draw:style-name="gr13" draw:text-style-name="P12" svg:width="0.0071in" svg:height="0.2157in" svg:x="1.6937in" svg:y="0.3102in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5" draw:name="Прямоугольник 5" draw:style-name="gr22" draw:text-style-name="P13" svg:width="3.3232in" svg:height="0.3441in" svg:x="0.1835in" svg:y="0.2075in"><text:p text:style-name="P2"><text:span text:style-name="T5">Определение вида объекта</text:span><text:span text:style-name="T7"> </text:span><text:span text:style-name="T6">x</text:span><text:span text:style-name="T7"> </text:span><text:span text:style-name="T5">из</text:span><text:span text:style-name="T7"> </text:span><text:span text:style-name="T6">X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13" draw:name="Прямая со стрелкой 26" draw:style-name="gr14" draw:text-style-name="P12" svg:width="0.0071in" svg:height="0.1776in" svg:x="1.7146in" svg:y="0.2339in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6" draw:name="Прямоугольник 6" draw:style-name="gr21" draw:text-style-name="P13" svg:width="3.3543in" svg:height="0.3303in" svg:x="0.1835in" svg:y="0.0929in"><text:p text:style-name="P2"><text:span text:style-name="T2">Пусть </text:span><text:span text:style-name="T8">x=x</text:span><text:span text:style-name="T10">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draw:custom-shape text:anchor-type="paragraph" draw:z-index="12" draw:name="Прямая со стрелкой 21" draw:style-name="gr15" draw:text-style-name="P12" svg:width="0.0071in" svg:height="0.198in" svg:x="1.7217in" svg:y="0.0882in"><text:p/><draw:enhanced-geometry draw:mirror-horizontal="false" draw:mirror-vertical="false" svg:viewBox="0 0 21600 21600" draw:type="mso-spt32" draw:enhanced-path="M 0 0 L 21600 21600 N"/></draw:custom-shape><draw:custom-shape text:anchor-type="paragraph" draw:z-index="7" draw:name="Прямоугольник 8" draw:style-name="gr20" draw:text-style-name="P13" svg:width="3.3776in" svg:height="0.6252in" svg:x="0.1701in" svg:y="0.2854in"><text:p text:style-name="P2"><text:span text:style-name="T2">Определяем объекта </text:span><text:span text:style-name="T8">x</text:span><text:span text:style-name="T10">k</text:span><text:span text:style-name="T11"> </text:span><text:span text:style-name="T2">для данного участка</text:span><text:span text:style-name="T3"> </text:span><text:span text:style-name="T2">по предыдущему году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<draw:custom-shape text:anchor-type="paragraph" draw:z-index="17" draw:name="Прямая со стрелкой 36" draw:style-name="gr10" draw:text-style-name="P12" svg:width="0.0012in" svg:height="0.5213in" svg:x="1.7217in" svg:y="0.2756in"><text:p/><draw:enhanced-geometry draw:mirror-horizontal="false" draw:mirror-vertical="false" svg:viewBox="0 0 21600 21600" draw:type="mso-spt32" draw:enhanced-path="M 0 0 L 21600 21600 N"/></draw:custom-shape></text:p>
      <text:p text:style-name="P4"/>
      <text:p text:style-name="P6"><draw:custom-shape text:anchor-type="paragraph" draw:z-index="1" draw:name="Прямоугольник 11" draw:style-name="gr26" draw:text-style-name="P13" svg:width="2.1358in" svg:height="0.6358in" svg:x="3.3709in" svg:y="0.4008in"><text:p text:style-name="P2"><text:span text:style-name="T5">Определяем объект </text:span><text:span text:style-name="T4">x</text:span><text:span text:style-name="T12">m</text:span><text:span text:style-name="T13"> </text:span><text:span text:style-name="T5">следующий год</text:span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Блок-схема: решение 9" draw:style-name="gr27" draw:text-style-name="P13" svg:width="2.1878in" svg:height="1.1949in" svg:x="0.6311in" svg:y="0.1602in"><text:p text:style-name="P2"><text:span text:style-name="T4">S(x</text:span><text:span text:style-name="T12">l</text:span><text:span text:style-name="T4">, x</text:span><text:span text:style-name="T12">k</text:span><text:span text:style-name="T4">)=1</text:span></text:p><draw:enhanced-geometry svg:viewBox="0 0 0 0" drawooo:sub-view-size="2 2" draw:text-areas="?f6 ?f7 ?f0 ?f1" draw:mirror-vertical="false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7"><draw:custom-shape text:anchor-type="paragraph" draw:z-index="10" draw:name="Соединитель: уступ 37" draw:style-name="gr17" draw:text-style-name="P12" svg:width="0.2433in" svg:height="1.4421in" svg:x="0.3453in" svg:y="0.2035in"><text:p/><draw:enhanced-geometry draw:mirror-horizontal="true" draw:mirror-vertical="false" draw:text-areas="0 0 ?f2 ?f3" svg:viewBox="0 0 0 0" draw:type="ooxml-bentConnector3" draw:modifiers="264271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line text:anchor-type="paragraph" draw:z-index="11" draw:name="Прямая соединительная линия 44" draw:style-name="gr16" draw:text-style-name="P12" svg:x1="2.8114in" svg:y1="0.2524in" svg:x2="3.3736in" svg:y2="0.2524in"><text:p/></draw:line><text:span text:style-name="T5"><text:s text:c="7"/>нет<text:tab/><text:tab/><text:tab/><text:tab/><text:tab/><text:tab/>да</text:span></text:p>
      <text:p text:style-name="P4"><draw:custom-shape text:anchor-type="paragraph" draw:z-index="22" draw:name="Прямая со стрелкой 47" draw:style-name="gr5" draw:text-style-name="P12" svg:width="0.0012in" svg:height="0.276in" svg:x="4.6272in" svg:y="0.1783in"><text:p/><draw:enhanced-geometry draw:mirror-horizontal="false" draw:mirror-vertical="false" svg:viewBox="0 0 21600 21600" draw:type="mso-spt32" draw:enhanced-path="M 0 0 L 21600 21600 N"/></draw:custom-shape></text:p>
      <text:p text:style-name="P4"><draw:custom-shape text:anchor-type="paragraph" draw:z-index="8" draw:name="Прямоугольник 12" draw:style-name="gr19" draw:text-style-name="P13" svg:width="1.9724in" svg:height="0.5835in" svg:x="3.3882in" svg:y="0.1181in"><text:p text:style-name="P1"><text:span text:style-name="T2">Для всех </text:span><text:span text:style-name="T4">m=1,…</text:span><text:span text:style-name="T3">, </text:span><text:span text:style-name="T4">8 </text:span><text:span text:style-name="T3">проверяем условие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<draw:custom-shape text:anchor-type="paragraph" draw:z-index="18" draw:name="Блок-схема: документ 38" draw:style-name="gr9" draw:text-style-name="P13" svg:width="1.685in" svg:height="0.7657in" svg:x="0.3465in" svg:y="0.0654in"><text:p text:style-name="P2"><text:span text:style-name="T5">Нарушение севооборота</text:span></text:p><draw:enhanced-geometry svg:viewBox="0 0 0 0" drawooo:sub-view-size="21600 21600" draw:text-areas="0 0 ?f4 ?f0" draw:mirror-vertical="false" draw:mirror-horizontal="false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text:anchor-type="paragraph" draw:z-index="21" draw:name="Прямая со стрелкой 46" draw:style-name="gr6" draw:text-style-name="P12" svg:width="0.0012in" svg:height="0.3248in" svg:x="4.6161in" svg:y="0.0909in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paragraph" draw:z-index="9" draw:name="Блок-схема: решение 13" draw:style-name="gr18" draw:text-style-name="P13" svg:width="2.3268in" svg:height="0.9933in" svg:x="3.4193in" svg:y="0.098in"><text:p text:style-name="P2"><text:span text:style-name="T4">S(x</text:span><text:span text:style-name="T12">k</text:span><text:span text:style-name="T4">, x</text:span><text:span text:style-name="T12">m</text:span><text:span text:style-name="T4">)</text:span><text:span text:style-name="T3">=1</text:span></text:p><draw:enhanced-geometry svg:viewBox="0 0 0 0" drawooo:sub-view-size="2 2" draw:text-areas="?f6 ?f7 ?f0 ?f1" draw:mirror-vertical="false" draw:mirror-horizontal="false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text:span text:style-name="T5"><text:tab/></text:span></text:p>
      <text:p text:style-name="Standard"><draw:custom-shape text:anchor-type="paragraph" draw:z-index="26" draw:name="Прямая со стрелкой 7" draw:style-name="gr1" draw:text-style-name="P12" svg:width="0.0012in" svg:height="0.9433in" svg:x="1.3602in" svg:y="0.0366in"><text:p/><draw:enhanced-geometry draw:mirror-horizontal="false" draw:mirror-vertical="true" svg:viewBox="0 0 21600 21600" draw:type="mso-spt32" draw:enhanced-path="M 0 0 L 21600 21600 N"/></draw:custom-shape><draw:custom-shape text:anchor-type="paragraph" draw:z-index="20" draw:name="Соединитель: уступ 40" draw:style-name="gr7" draw:text-style-name="P12" svg:width="0.0504in" svg:height="1.9071in" svg:x="5.7673in" svg:y="0.2291in"><text:p/><draw:enhanced-geometry draw:mirror-horizontal="false" draw:mirror-vertical="false" draw:text-areas="0 0 ?f2 ?f3" svg:viewBox="0 0 0 0" draw:type="ooxml-bentConnector3" draw:modifiers="640381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24" draw:name="Прямая со стрелкой 14" draw:style-name="gr3" draw:text-style-name="P12" svg:width="0.0012in" svg:height="0.7559in" svg:x="2.9201in" svg:y="0.2283in"><text:p/><draw:enhanced-geometry draw:mirror-horizontal="false" draw:mirror-vertical="false" svg:viewBox="0 0 21600 21600" draw:type="mso-spt32" draw:enhanced-path="M 0 0 L 21600 21600 N"/></draw:custom-shape><draw:line text:anchor-type="paragraph" draw:z-index="25" draw:name="Прямая соединительная линия 10" draw:style-name="gr2" draw:text-style-name="P12" svg:x1="3.4406in" svg:y1="0.2315in" svg:x2="2.9287in" svg:y2="0.2315in"><text:p/></draw:line><text:span text:style-name="T5"><text:tab/><text:tab/><text:tab/><text:tab/><text:tab/> <text:s text:c="15"/>нет<text:tab/><text:tab/><text:tab/><text:tab/><text:tab/> <text:s text:c="11"/>да</text:span></text:p>
      <text:p text:style-name="P4"/>
      <text:p text:style-name="P4"/>
      <text:p text:style-name="P4"><draw:custom-shape text:anchor-type="paragraph" draw:z-index="23" draw:name="Прямоугольник 3" draw:style-name="gr4" draw:text-style-name="P13" svg:width="3.4106in" svg:height="0.5835in" svg:x="0.3957in" svg:y="0.0161in"><text:p text:style-name="P2"><text:span text:style-name="T2">Сельхозкультуру </text:span><text:span text:style-name="T4">x</text:span><text:span text:style-name="T12">m</text:span><text:span text:style-name="T2"> нельзя сажать на следующий год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<draw:custom-shape text:anchor-type="paragraph" draw:z-index="19" draw:name="Блок-схема: документ 39" draw:style-name="gr8" draw:text-style-name="P13" svg:width="3.5079in" svg:height="0.9217in" svg:x="2.311in" svg:y="0.1728in"><text:p text:style-name="P2"><text:span text:style-name="T2">Любую сельхозкультуру </text:span><text:span text:style-name="T4">x</text:span><text:span text:style-name="T12">m</text:span><text:span text:style-name="T2"> <text:s/>можно сажать на следующий год</text:span></text:p><text:p text:style-name="P2"/><draw:enhanced-geometry svg:viewBox="0 0 0 0" drawooo:sub-view-size="21600 21600" draw:text-areas="0 0 ?f4 ?f0" draw:mirror-vertical="false" draw:mirror-horizontal="false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/text:p>
      <text:p text:style-name="P5"/>
      <text:p text:style-name="P9"/>
      <text:p text:style-name="P9"/>
      <text:p text:style-name="P10"><text:soft-page-break/><text:span text:style-name="T2">Рассматриваем функцию </text:span><text:span text:style-name="T4">S</text:span><text:span text:style-name="T3">(</text:span><text:span text:style-name="T4">x</text:span><text:span text:style-name="T12">i</text:span><text:span text:style-name="T3">, </text:span><text:span text:style-name="T4">x</text:span><text:span text:style-name="T12">k</text:span><text:span text:style-name="T3">) за настоящий и прошлый годы, если </text:span><text:span text:style-name="T4">S</text:span><text:span text:style-name="T3">(</text:span><text:span text:style-name="T4">x</text:span><text:span text:style-name="T12">i</text:span><text:span text:style-name="T3">, </text:span><text:span text:style-name="T4">x</text:span><text:span text:style-name="T12">k</text:span><text:span text:style-name="T3">)=1, </text:span><text:span text:style-name="T2">то тогда</text:span><text:span text:style-name="T3"> рассмотри</text:span><text:span text:style-name="T2">м</text:span><text:span text:style-name="T3"> случай, когда имеет место </text:span><text:span text:style-name="T4">S</text:span><text:span text:style-name="T3">(</text:span><text:span text:style-name="T4">x</text:span><text:span text:style-name="T12">k</text:span><text:span text:style-name="T3">, </text:span><text:span text:style-name="T4">x</text:span><text:span text:style-name="T12">m</text:span><text:span text:style-name="T3">)=1</text:span><text:span text:style-name="T2">, </text:span><text:span text:style-name="T3">иначе </text:span><text:span text:style-name="T4">S</text:span><text:span text:style-name="T3">(</text:span><text:span text:style-name="T4">x</text:span><text:span text:style-name="T12">i</text:span><text:span text:style-name="T3">, </text:span><text:span text:style-name="T4">x</text:span><text:span text:style-name="T12">k</text:span><text:span text:style-name="T3">)=0, тогда нарушение севооборота. Для всех </text:span><text:span text:style-name="T4">x</text:span><text:span text:style-name="T12">k</text:span><text:span text:style-name="T3">, где </text:span><text:span text:style-name="T4">S</text:span><text:span text:style-name="T3">(</text:span><text:span text:style-name="T4">x</text:span><text:span text:style-name="T12">k</text:span><text:span text:style-name="T3">, </text:span><text:span text:style-name="T4">x</text:span><text:span text:style-name="T12">m</text:span><text:span text:style-name="T3">)=1, разрешена посадка данной культуры или пара на следующий год</text:span><text:span text:style-name="T2">. Если </text:span><text:span text:style-name="T4">S</text:span><text:span text:style-name="T3">(</text:span><text:span text:style-name="T4">x</text:span><text:span text:style-name="T12">k</text:span><text:span text:style-name="T3">, </text:span><text:span text:style-name="T4">x</text:span><text:span text:style-name="T12">m</text:span><text:span text:style-name="T3">)=1, то</text:span><text:span text:style-name="T2">гда любую сельхозкультуру </text:span><text:span text:style-name="T4">x</text:span><text:span text:style-name="T12">m</text:span><text:span text:style-name="T2"> <text:s/>можно сажать на следующий год</text:span><text:span text:style-name="T3">, иначе </text:span><text:span text:style-name="T4">S</text:span><text:span text:style-name="T3">(</text:span><text:span text:style-name="T4">x</text:span><text:span text:style-name="T12">k</text:span><text:span text:style-name="T3">, </text:span><text:span text:style-name="T4">x</text:span><text:span text:style-name="T12">m</text:span><text:span text:style-name="T3">)=0, тогда </text:span><text:span text:style-name="T2">сельхозкультуру </text:span><text:span text:style-name="T4">x</text:span><text:span text:style-name="T12">m</text:span><text:span text:style-name="T2"> нельзя сажать на следующий год</text:span><text:span text:style-name="T3">.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</meta:initial-creator>
    <dc:creator>1</dc:creator>
    <meta:editing-cycles>4</meta:editing-cycles>
    <meta:creation-date>2021-07-13T17:18:00</meta:creation-date>
    <dc:date>2021-07-13T17:36:00</dc:date>
    <meta:editing-duration>PT19M</meta:editing-duration>
    <meta:generator>LibreOffice/6.4.7.2$Linux_X86_64 LibreOffice_project/40$Build-2</meta:generator>
    <meta:document-statistic meta:table-count="0" meta:image-count="0" meta:object-count="0" meta:page-count="2" meta:paragraph-count="19" meta:word-count="130" meta:character-count="919" meta:non-whitespace-character-count="752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